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4ea6b" draw:textarea-horizontal-align="justify" draw:textarea-vertical-align="middle" draw:auto-grow-height="false" fo:min-height="1.756cm" fo:min-width="6.904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1.783cm" fo:min-width="12.167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6.341cm" fo:min-width="6.408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5" style:family="graphic" style:parent-style-name="standard">
      <style:graphic-properties draw:fill="solid" draw:fill-color="#ffdbb6" draw:textarea-horizontal-align="justify" draw:textarea-vertical-align="top" draw:auto-grow-height="false" fo:min-height="1.469cm" fo:min-width="5.664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7d1d5" draw:textarea-horizontal-align="justify" draw:textarea-vertical-align="top" draw:auto-grow-height="false" fo:min-height="1.469cm" fo:min-width="2.489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ffdbb6" draw:textarea-horizontal-align="justify" draw:textarea-vertical-align="top" draw:auto-grow-height="false" fo:min-height="1.469cm" fo:min-width="11.062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ffdbb6" draw:textarea-horizontal-align="justify" draw:textarea-vertical-align="top" draw:auto-grow-height="false" fo:min-height="1.469cm" fo:min-width="6.933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dbb6" draw:textarea-horizontal-align="justify" draw:textarea-vertical-align="top" draw:auto-grow-height="false" fo:min-height="1.469cm" fo:min-width="10.426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ffdbb6" draw:textarea-horizontal-align="justify" draw:textarea-vertical-align="top" draw:auto-grow-height="false" fo:min-height="1.469cm" fo:min-width="8.522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2" draw:marker-end-width="0.3cm" draw:fill="none" draw:textarea-vertical-align="middle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d4ea6b" draw:auto-grow-height="true" draw:auto-grow-width="false" fo:min-height="0.71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b4c7dc" draw:auto-grow-height="true" draw:auto-grow-width="false" fo:min-height="0.71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dbb6" draw:auto-grow-height="true" draw:auto-grow-width="false" fo:min-height="0.71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53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4ea6b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dbb6"/>
      <style:paragraph-properties fo:text-align="center" style:writing-mode="lr-tb"/>
    </style:style>
    <style:style style:name="P6" style:family="paragraph">
      <loext:graphic-properties draw:fill="solid" draw:fill-color="#f7d1d5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d4ea6b"/>
    </style:style>
    <style:style style:name="P9" style:family="paragraph">
      <loext:graphic-properties draw:fill="solid" draw:fill-color="#b4c7dc"/>
    </style:style>
    <style:style style:name="P10" style:family="paragraph">
      <loext:graphic-properties draw:fill="solid" draw:fill-color="#ffdbb6"/>
    </style:style>
    <style:style style:name="P11" style:family="paragraph">
      <loext:graphic-properties draw:fill="none" draw:fill-color="#ffffff"/>
      <style:text-properties fo:font-size="32pt" fo:font-weight="bold"/>
    </style:style>
    <style:style style:name="T1" style:family="text">
      <style:text-properties fo:font-size="3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62cm" svg:height="2.222cm" svg:x="1.952cm" svg:y="5.127cm">
          <text:p text:style-name="P1">Crypto Commission</text:p>
          <text:p text:style-name="P1">(NH: HB 310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13.969cm" svg:height="13.335cm" svg:x="13.7cm" svg:y="5.762cm">
          <text:p text:style-name="P1">State Bank <text:s/></text:p>
          <text:p text:style-name="P1">(WV: HB 2464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7.62cm" svg:height="7.303cm" svg:x="1.952cm" svg:y="8.619cm">
          <text:p text:style-name="P1">Technical Working</text:p>
          <text:p text:style-name="P1">Gro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9.572cm" svg:y1="6.238cm" svg:x2="20.684cm" svg:y2="5.762cm" draw:start-shape="id1" draw:start-glue-point="1" draw:end-shape="id2" draw:end-glue-point="0" svg:d="M9572 6238c3096 0 2580-514 4584-840s6528-464 6528 364" svg:viewBox="0 0 11113 1096">
          <text:p text:style-name="P1"><text:s/>Approves</text:p>
          <text:p text:style-name="P1"/>
        </draw:connector>
        <draw:custom-shape draw:style-name="gr5" draw:text-style-name="P5" draw:layer="layout" svg:width="6.35cm" svg:height="1.905cm" svg:x="2.587cm" svg:y="10.842cm">
          <text:p text:style-name="P1">State</text:p>
          <text:p text:style-name="P1">Exchange Syste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9.572cm" svg:y1="12.27cm" svg:x2="13.7cm" svg:y2="12.429cm" draw:start-shape="id3" draw:end-shape="id2" draw:end-glue-point="3" svg:d="M9572 12270c3096 0 1032 159 4128 159" svg:viewBox="0 0 4129 160">
          <text:p text:style-name="P1">Standards</text:p>
          <text:p text:style-name="P1"/>
          <text:p text:style-name="P1"/>
          <text:p text:style-name="P1"/>
          <text:p text:style-name="P1"/>
        </draw:connector>
        <draw:custom-shape draw:style-name="gr6" draw:text-style-name="P6" xml:id="id4" draw:id="id4" draw:layer="layout" svg:width="3.175cm" svg:height="1.905cm" svg:x="4.175cm" svg:y="17.192cm">
          <text:p text:style-name="P1">Other </text:p>
          <text:p text:style-name="P1">Stat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1.748cm" svg:height="1.905cm" svg:x="14.652cm" svg:y="8.302cm">
          <text:p text:style-name="P1">Stable Token Platform </text:p>
          <text:p text:style-name="P1">(WY: Senate Act 85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7.619cm" svg:height="1.905cm" svg:x="18.78cm" svg:y="11.159cm">
          <text:p text:style-name="P1">Gold Depository </text:p>
          <text:p text:style-name="P1">(AR: Act 810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1.112cm" svg:height="1.905cm" svg:x="15.288cm" svg:y="16.239cm">
          <text:p text:style-name="P1">Oil (commodity) Stable Coin </text:p>
          <text:p text:style-name="P1">(TX: SB 2922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9.208cm" svg:height="1.905cm" svg:x="17.192cm" svg:y="13.699cm">
          <text:p text:style-name="P1">Bitcoin Reserve </text:p>
          <text:p text:style-name="P1">(NH: Chapter 4 of 2025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6.35cm" svg:height="1.905cm" svg:x="2.587cm" svg:y="13.382cm">
          <text:p text:style-name="P1">Interoperation</text:p>
          <text:p text:style-name="P1">(LA: Act 304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4" draw:layer="layout" svg:x1="19.415cm" svg:y1="10.207cm" svg:x2="19.415cm" svg:y2="11.159cm">
          <text:p/>
        </draw:line>
        <draw:line draw:style-name="gr11" draw:text-style-name="P4" draw:layer="layout" svg:x1="17.848cm" svg:y1="10.264cm" svg:x2="17.848cm" svg:y2="13.756cm">
          <text:p/>
        </draw:line>
        <draw:line draw:style-name="gr11" draw:text-style-name="P4" draw:layer="layout" svg:x1="15.922cm" svg:y1="10.207cm" svg:x2="15.922cm" svg:y2="16.239cm">
          <text:p/>
        </draw:line>
        <draw:connector draw:style-name="gr12" draw:text-style-name="P4" draw:layer="layout" draw:type="curve" svg:x1="5.762cm" svg:y1="15.922cm" svg:x2="5.762cm" svg:y2="17.192cm" draw:start-shape="id3" draw:start-glue-point="2" draw:end-shape="id4" draw:end-glue-point="0" svg:d="M5762 15922v1270" svg:viewBox="0 0 1 1271">
          <text:p text:style-name="P1"><text:s text:c="3"/>Sd</text:p>
        </draw:connector>
        <draw:frame draw:style-name="gr13" draw:text-style-name="P7" draw:layer="layout" svg:width="4.127cm" svg:height="0.962cm" svg:x="5.763cm" svg:y="15.922cm">
          <draw:text-box>
            <text:p>Standards</text:p>
          </draw:text-box>
        </draw:frame>
        <draw:frame draw:style-name="gr14" draw:text-style-name="P8" draw:layer="layout" svg:width="3.81cm" svg:height="0.962cm" svg:x="2.587cm" svg:y="1.317cm">
          <draw:text-box>
            <text:p>Strategy</text:p>
          </draw:text-box>
        </draw:frame>
        <draw:frame draw:style-name="gr15" draw:text-style-name="P9" draw:layer="layout" svg:width="3.81cm" svg:height="0.962cm" svg:x="2.587cm" svg:y="2.27cm">
          <draw:text-box>
            <text:p>Operations</text:p>
          </draw:text-box>
        </draw:frame>
        <draw:frame draw:style-name="gr16" draw:text-style-name="P10" draw:layer="layout" svg:width="3.81cm" svg:height="0.962cm" svg:x="2.587cm" svg:y="3.213cm">
          <draw:text-box>
            <text:p>Tactical</text:p>
          </draw:text-box>
        </draw:frame>
        <draw:frame draw:style-name="gr17" draw:text-style-name="P11" draw:layer="layout" svg:width="16.828cm" svg:height="2.783cm" svg:x="10.207cm" svg:y="1.635cm">
          <draw:text-box>
            <text:p><text:span text:style-name="T1">Enterprise Crypto Roadmap</text:span></text:p>
          </draw:text-box>
        </draw:frame>
        <draw:connector draw:style-name="gr4" draw:text-style-name="P4" draw:layer="layout" draw:type="curve" svg:x1="5.762cm" svg:y1="7.349cm" svg:x2="5.762cm" svg:y2="8.619cm" draw:start-shape="id1" draw:start-glue-point="2" draw:end-shape="id3" draw:end-glue-point="0" svg:d="M5762 7349v1270" svg:viewBox="0 0 1 1271">
          <text:p text:style-name="P1"><text:s/>Approves</text:p>
          <text:p text:style-name="P1"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000000" draw:marker-start-width="0.356cm" draw:marker-start-center="false" draw:marker-end-width="0.356cm" draw:marker-end-center="false" draw:fill="solid" draw:fill-color="#b4c7d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textarea-horizontal-align="lef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6:32:23.850936360</meta:creation-date>
    <dc:date>2025-06-17T21:46:13.634987711</dc:date>
    <meta:editing-duration>PT3H24M18S</meta:editing-duration>
    <meta:editing-cycles>13</meta:editing-cycles>
    <meta:generator>LibreOffice/24.2.7.2$Linux_X86_64 LibreOffice_project/420$Build-2</meta:generator>
    <meta:document-statistic meta:object-count="22"/>
  </office:meta>
</office:document-meta>
</file>